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9-09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2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2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3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5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10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371" calcext:value-type="float">
            <text:p>54.784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86557419355" calcext:value-type="float">
            <text:p>54.9486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34384516129" calcext:value-type="float">
            <text:p>55.213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122" calcext:value-type="float">
            <text:p>55.48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85042580645" calcext:value-type="float">
            <text:p>55.6785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60248" calcext:value-type="float">
            <text:p>55.92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79427096774" calcext:value-type="float">
            <text:p>56.0279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31021935484" calcext:value-type="float">
            <text:p>55.7431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43416" calcext:value-type="float">
            <text:p>55.5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87243870968" calcext:value-type="float">
            <text:p>55.4487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46064" calcext:value-type="float">
            <text:p>55.1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9156129032" calcext:value-type="float">
            <text:p>55.2089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40226206897" calcext:value-type="float">
            <text:p>55.33402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22175483871" calcext:value-type="float">
            <text:p>55.572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5370322581" calcext:value-type="float">
            <text:p>55.8055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6596" calcext:value-type="float">
            <text:p>56.07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23375483871" calcext:value-type="float">
            <text:p>56.532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25744" calcext:value-type="float">
            <text:p>56.4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37837419355" calcext:value-type="float">
            <text:p>56.353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3037419355" calcext:value-type="float">
            <text:p>55.942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0448" calcext:value-type="float">
            <text:p>55.70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53938064516" calcext:value-type="float">
            <text:p>54.905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996" calcext:value-type="float">
            <text:p>54.2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5747096774" calcext:value-type="float">
            <text:p>54.226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67108571429" calcext:value-type="float">
            <text:p>54.34671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49721290323" calcext:value-type="float">
            <text:p>54.5549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43876129032" calcext:value-type="float">
            <text:p>54.7943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84344" calcext:value-type="float">
            <text:p>55.08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07950967742" calcext:value-type="float">
            <text:p>55.350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77888" calcext:value-type="float">
            <text:p>55.30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7202580645" calcext:value-type="float">
            <text:p>55.1207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3429677419" calcext:value-type="float">
            <text:p>55.248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30112" calcext:value-type="float">
            <text:p>55.2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88113548387" calcext:value-type="float">
            <text:p>55.3088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748" calcext:value-type="float">
            <text:p>54.8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96621935484" calcext:value-type="float">
            <text:p>54.8896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11848571429" calcext:value-type="float">
            <text:p>55.09118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14544516129" calcext:value-type="float">
            <text:p>55.3414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2512516129" calcext:value-type="float">
            <text:p>55.5725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37136" calcext:value-type="float">
            <text:p>55.8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49641290323" calcext:value-type="float">
            <text:p>56.0149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1912" calcext:value-type="float">
            <text:p>56.16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65140645161" calcext:value-type="float">
            <text:p>56.076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2456" calcext:value-type="float">
            <text:p>55.9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1808" calcext:value-type="float">
            <text:p>56.03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20028387097" calcext:value-type="float">
            <text:p>56.0420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5104" calcext:value-type="float">
            <text:p>55.69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1620645161" calcext:value-type="float">
            <text:p>55.546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92211428571" calcext:value-type="float">
            <text:p>55.5992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97187096774" calcext:value-type="float">
            <text:p>55.75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58490322581" calcext:value-type="float">
            <text:p>56.015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75936" calcext:value-type="float">
            <text:p>56.3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1347096774" calcext:value-type="float">
            <text:p>56.4211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7944" calcext:value-type="float">
            <text:p>56.4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64900645161" calcext:value-type="float">
            <text:p>56.646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19507096774" calcext:value-type="float">
            <text:p>56.0919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95512" calcext:value-type="float">
            <text:p>55.48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09981935484" calcext:value-type="float">
            <text:p>54.910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07648" calcext:value-type="float">
            <text:p>54.4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6672516129" calcext:value-type="float">
            <text:p>54.5666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9608275862" calcext:value-type="float">
            <text:p>54.6819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8206451613" calcext:value-type="float">
            <text:p>54.903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983225807" calcext:value-type="float">
            <text:p>55.1688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13928" calcext:value-type="float">
            <text:p>55.44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6193548387" calcext:value-type="float">
            <text:p>55.677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87224" calcext:value-type="float">
            <text:p>55.86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49873548387" calcext:value-type="float">
            <text:p>55.954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1951483871" calcext:value-type="float">
            <text:p>55.5819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37856" calcext:value-type="float">
            <text:p>55.38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1623225807" calcext:value-type="float">
            <text:p>54.9951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20856" calcext:value-type="float">
            <text:p>54.48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06864516129" calcext:value-type="float">
            <text:p>54.53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1026" calcext:value-type="float">
            <text:p>54.69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9796129032" calcext:value-type="float">
            <text:p>54.9589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2683870968" calcext:value-type="float">
            <text:p>55.229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34144" calcext:value-type="float">
            <text:p>55.5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62544516129" calcext:value-type="float">
            <text:p>55.646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2408" calcext:value-type="float">
            <text:p>56.0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42699354839" calcext:value-type="float">
            <text:p>56.1142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9692903226" calcext:value-type="float">
            <text:p>55.2819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81864" calcext:value-type="float">
            <text:p>54.62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13287741936" calcext:value-type="float">
            <text:p>54.3113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79712" calcext:value-type="float">
            <text:p>54.27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98828571429" calcext:value-type="float">
            <text:p>54.579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3610322581" calcext:value-type="float">
            <text:p>54.7783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2936774194" calcext:value-type="float">
            <text:p>54.9522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00496" calcext:value-type="float">
            <text:p>55.21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4330322581" calcext:value-type="float">
            <text:p>55.3544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0504" calcext:value-type="float">
            <text:p>55.3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6272516129" calcext:value-type="float">
            <text:p>55.1762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21948387097" calcext:value-type="float">
            <text:p>55.292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76816" calcext:value-type="float">
            <text:p>55.5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0810322581" calcext:value-type="float">
            <text:p>55.2050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86784" calcext:value-type="float">
            <text:p>55.0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34849032258" calcext:value-type="float">
            <text:p>55.0934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06308571429" calcext:value-type="float">
            <text:p>55.2306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36521290323" calcext:value-type="float">
            <text:p>55.4236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33569032258" calcext:value-type="float">
            <text:p>55.593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3888" calcext:value-type="float">
            <text:p>55.79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07481290323" calcext:value-type="float">
            <text:p>55.8107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94208" calcext:value-type="float">
            <text:p>55.9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86018064516" calcext:value-type="float">
            <text:p>56.1886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7331428572" calcext:value-type="float">
            <text:p>56.26673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8524" calcext:value-type="float">
            <text:p>56.00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0863483871" calcext:value-type="float">
            <text:p>56.020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9624" calcext:value-type="float">
            <text:p>55.62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12402580645" calcext:value-type="float">
            <text:p>55.471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75332413793" calcext:value-type="float">
            <text:p>55.5175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7623225807" calcext:value-type="float">
            <text:p>55.6047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00425806452" calcext:value-type="float">
            <text:p>55.770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95248" calcext:value-type="float">
            <text:p>55.9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77574193548" calcext:value-type="float">
            <text:p>56.167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14696" calcext:value-type="float">
            <text:p>56.41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71847741936" calcext:value-type="float">
            <text:p>56.2071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0936774194" calcext:value-type="float">
            <text:p>56.0190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2904" calcext:value-type="float">
            <text:p>56.0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12172903226" calcext:value-type="float">
            <text:p>55.361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4084" calcext:value-type="float">
            <text:p>54.7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58567741936" calcext:value-type="float">
            <text:p>54.725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2557142857" calcext:value-type="float">
            <text:p>54.7872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28547096774" calcext:value-type="float">
            <text:p>54.9428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02864516129" calcext:value-type="float">
            <text:p>55.140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2112" calcext:value-type="float">
            <text:p>55.3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9396129032" calcext:value-type="float">
            <text:p>55.4009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66304" calcext:value-type="float">
            <text:p>55.3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95001290323" calcext:value-type="float">
            <text:p>54.9695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2183225807" calcext:value-type="float">
            <text:p>54.6812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9888" calcext:value-type="float">
            <text:p>54.7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22361290323" calcext:value-type="float">
            <text:p>54.762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0368" calcext:value-type="float">
            <text:p>54.87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10276129032" calcext:value-type="float">
            <text:p>54.5810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4942857143" calcext:value-type="float">
            <text:p>54.464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9143225806" calcext:value-type="float">
            <text:p>54.5349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0030967742" calcext:value-type="float">
            <text:p>54.7290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62096" calcext:value-type="float">
            <text:p>54.96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61798709678" calcext:value-type="float">
            <text:p>55.24617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2992" calcext:value-type="float">
            <text:p>55.2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85066666667" calcext:value-type="float">
            <text:p>54.938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31207741936" calcext:value-type="float">
            <text:p>54.9331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44168" calcext:value-type="float">
            <text:p>54.7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58624516129" calcext:value-type="float">
            <text:p>54.795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94464" calcext:value-type="float">
            <text:p>54.54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79331612903" calcext:value-type="float">
            <text:p>54.697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14071428571" calcext:value-type="float">
            <text:p>54.8014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0317419355" calcext:value-type="float">
            <text:p>54.9090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0660645161" calcext:value-type="float">
            <text:p>55.1590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59496" calcext:value-type="float">
            <text:p>55.4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0467096774" calcext:value-type="float">
            <text:p>55.7170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9144" calcext:value-type="float">
            <text:p>55.62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84345806452" calcext:value-type="float">
            <text:p>55.858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91171612903" calcext:value-type="float">
            <text:p>55.7891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3096" calcext:value-type="float">
            <text:p>55.76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0991483871" calcext:value-type="float">
            <text:p>55.520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61432" calcext:value-type="float">
            <text:p>55.1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95171612903" calcext:value-type="float">
            <text:p>55.1795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34667586207" calcext:value-type="float">
            <text:p>55.35346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58030967742" calcext:value-type="float">
            <text:p>55.7958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6288" calcext:value-type="float">
            <text:p>55.80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83478709677" calcext:value-type="float">
            <text:p>55.8283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72184" calcext:value-type="float">
            <text:p>56.02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48830967742" calcext:value-type="float">
            <text:p>56.0548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14534193548" calcext:value-type="float">
            <text:p>56.021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7176" calcext:value-type="float">
            <text:p>55.98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49295483871" calcext:value-type="float">
            <text:p>55.934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65904" calcext:value-type="float">
            <text:p>55.0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09227826087" calcext:value-type="float">
            <text:p>54.560922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4935652174" calcext:value-type="float">
            <text:p>54.489493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7071483871" calcext:value-type="float">
            <text:p>54.6370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8652903226" calcext:value-type="float">
            <text:p>54.8308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878" calcext:value-type="float">
            <text:p>55.00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84585806452" calcext:value-type="float">
            <text:p>55.2884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91888" calcext:value-type="float">
            <text:p>55.07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00048" calcext:value-type="float">
            <text:p>54.75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5768" calcext:value-type="float">
            <text:p>54.37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4843870968" calcext:value-type="float">
            <text:p>53.909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52088" calcext:value-type="float">
            <text:p>53.71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9796129032" calcext:value-type="float">
            <text:p>53.4349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79565714286" calcext:value-type="float">
            <text:p>53.4279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9863225807" calcext:value-type="float">
            <text:p>53.5869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5476129032" calcext:value-type="float">
            <text:p>53.7885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12584" calcext:value-type="float">
            <text:p>54.06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46895483871" calcext:value-type="float">
            <text:p>54.0146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18832" calcext:value-type="float">
            <text:p>54.08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5212903226" calcext:value-type="float">
            <text:p>53.983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31104516129" calcext:value-type="float">
            <text:p>54.113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2552" calcext:value-type="float">
            <text:p>54.39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31212903226" calcext:value-type="float">
            <text:p>54.593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03504" calcext:value-type="float">
            <text:p>54.6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52552258065" calcext:value-type="float">
            <text:p>54.7552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86314285714" calcext:value-type="float">
            <text:p>54.908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48557419355" calcext:value-type="float">
            <text:p>55.024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37225806452" calcext:value-type="float">
            <text:p>54.733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4192" calcext:value-type="float">
            <text:p>54.3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48278709677" calcext:value-type="float">
            <text:p>54.3348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7953" calcext:value-type="float">
            <text:p>54.487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4366" calcext:value-type="float">
            <text:p>54.744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5452903226" calcext:value-type="float">
            <text:p>54.5565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0026666667" calcext:value-type="float">
            <text:p>54.5890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15643636364" calcext:value-type="float">
            <text:p>53.94156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84030967742" calcext:value-type="float">
            <text:p>53.7384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39591724138" calcext:value-type="float">
            <text:p>53.64395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8709677419" calcext:value-type="float">
            <text:p>53.757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3646451613" calcext:value-type="float">
            <text:p>53.922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60056" calcext:value-type="float">
            <text:p>54.09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4763870968" calcext:value-type="float">
            <text:p>54.226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30896" calcext:value-type="float">
            <text:p>54.13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08490322581" calcext:value-type="float">
            <text:p>54.110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33935483871" calcext:value-type="float">
            <text:p>54.31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98328" calcext:value-type="float">
            <text:p>54.38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45329032258" calcext:value-type="float">
            <text:p>54.334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45168" calcext:value-type="float">
            <text:p>54.27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5953548387" calcext:value-type="float">
            <text:p>54.3425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45191428572" calcext:value-type="float">
            <text:p>54.55451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18833548387" calcext:value-type="float">
            <text:p>54.7418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1391483871" calcext:value-type="float">
            <text:p>54.911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9296" calcext:value-type="float">
            <text:p>55.13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63068387097" calcext:value-type="float">
            <text:p>55.4263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9456" calcext:value-type="float">
            <text:p>55.64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8696774194" calcext:value-type="float">
            <text:p>55.750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77352258065" calcext:value-type="float">
            <text:p>55.5477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0768" calcext:value-type="float">
            <text:p>55.4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8503225807" calcext:value-type="float">
            <text:p>55.165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4184" calcext:value-type="float">
            <text:p>54.4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44289032258" calcext:value-type="float">
            <text:p>54.264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6574285714" calcext:value-type="float">
            <text:p>54.3546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71989677419" calcext:value-type="float">
            <text:p>54.477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51687741935" calcext:value-type="float">
            <text:p>54.5551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5688" calcext:value-type="float">
            <text:p>54.69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97318709677" calcext:value-type="float">
            <text:p>54.7097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72616" calcext:value-type="float">
            <text:p>54.74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3290322581" calcext:value-type="float">
            <text:p>54.522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98015483871" calcext:value-type="float">
            <text:p>54.529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15544" calcext:value-type="float">
            <text:p>54.65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3167483871" calcext:value-type="float">
            <text:p>54.6431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148" calcext:value-type="float">
            <text:p>54.01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4583225807" calcext:value-type="float">
            <text:p>53.9344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8688571429" calcext:value-type="float">
            <text:p>54.08686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9992258065" calcext:value-type="float">
            <text:p>54.2309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23927741936" calcext:value-type="float">
            <text:p>54.4423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19176" calcext:value-type="float">
            <text:p>54.66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1183483871" calcext:value-type="float">
            <text:p>54.7711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5872" calcext:value-type="float">
            <text:p>54.8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1277419355" calcext:value-type="float">
            <text:p>54.91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08941935484" calcext:value-type="float">
            <text:p>54.840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576" calcext:value-type="float">
            <text:p>54.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85001290323" calcext:value-type="float">
            <text:p>54.5885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34345806452" calcext:value-type="float">
            <text:p>53.9534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0477419355" calcext:value-type="float">
            <text:p>53.894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16242580645" calcext:value-type="float">
            <text:p>53.971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23835" calcext:value-type="float">
            <text:p>54.1223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6513" calcext:value-type="float">
            <text:p>54.396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98247741936" calcext:value-type="float">
            <text:p>54.4698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67125" calcext:value-type="float">
            <text:p>54.5196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83899354839" calcext:value-type="float">
            <text:p>54.788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7395" calcext:value-type="float">
            <text:p>54.6847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049475" calcext:value-type="float">
            <text:p>54.2504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8676129032" calcext:value-type="float">
            <text:p>54.4438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26505" calcext:value-type="float">
            <text:p>53.9726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91104" calcext:value-type="float">
            <text:p>53.63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36075" calcext:value-type="float">
            <text:p>53.1783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0451862069" calcext:value-type="float">
            <text:p>53.25045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53525" calcext:value-type="float">
            <text:p>53.4315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65409032258" calcext:value-type="float">
            <text:p>53.6365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3747096774" calcext:value-type="float">
            <text:p>53.7693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98745" calcext:value-type="float">
            <text:p>53.8598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7189677419" calcext:value-type="float">
            <text:p>54.065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31355" calcext:value-type="float">
            <text:p>54.0431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00681290323" calcext:value-type="float">
            <text:p>54.180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52392258065" calcext:value-type="float">
            <text:p>53.8652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625275" calcext:value-type="float">
            <text:p>53.0762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9831" calcext:value-type="float">
            <text:p>52.749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52477241379" calcext:value-type="float">
            <text:p>52.86524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06925" calcext:value-type="float">
            <text:p>53.1320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40023225806" calcext:value-type="float">
            <text:p>53.3340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58237419355" calcext:value-type="float">
            <text:p>53.6258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938" calcext:value-type="float">
            <text:p>53.98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93625806452" calcext:value-type="float">
            <text:p>54.139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2445" calcext:value-type="float">
            <text:p>53.7722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82975" calcext:value-type="float">
            <text:p>53.5018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07174193548" calcext:value-type="float">
            <text:p>53.180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6838" calcext:value-type="float">
            <text:p>53.186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84041290323" calcext:value-type="float">
            <text:p>53.0584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500825" calcext:value-type="float">
            <text:p>53.0250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37870344828" calcext:value-type="float">
            <text:p>53.13378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8278" calcext:value-type="float">
            <text:p>53.278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6753548387" calcext:value-type="float">
            <text:p>53.458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72464516129" calcext:value-type="float">
            <text:p>53.677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76775" calcext:value-type="float">
            <text:p>53.807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16185806452" calcext:value-type="float">
            <text:p>53.901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693175" calcext:value-type="float">
            <text:p>53.9369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2145" calcext:value-type="float">
            <text:p>53.913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65870967742" calcext:value-type="float">
            <text:p>53.686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0178" calcext:value-type="float">
            <text:p>53.240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71089032258" calcext:value-type="float">
            <text:p>52.8471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66075" calcext:value-type="float">
            <text:p>52.866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11184" calcext:value-type="float">
            <text:p>52.94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90172903226" calcext:value-type="float">
            <text:p>52.9990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53156129032" calcext:value-type="float">
            <text:p>53.0753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8108" calcext:value-type="float">
            <text:p>53.1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7183483871" calcext:value-type="float">
            <text:p>53.2471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5504" calcext:value-type="float">
            <text:p>53.34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91442580645" calcext:value-type="float">
            <text:p>53.1791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92487741936" calcext:value-type="float">
            <text:p>52.9092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34024" calcext:value-type="float">
            <text:p>52.67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54957419355" calcext:value-type="float">
            <text:p>52.525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46504" calcext:value-type="float">
            <text:p>52.24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41948387097" calcext:value-type="float">
            <text:p>52.244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63371428571" calcext:value-type="float">
            <text:p>52.3363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9932903226" calcext:value-type="float">
            <text:p>52.4259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60046451613" calcext:value-type="float">
            <text:p>52.5660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30696" calcext:value-type="float">
            <text:p>52.70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02624" calcext:value-type="float">
            <text:p>52.95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02087741936" calcext:value-type="float">
            <text:p>52.9702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9223225807" calcext:value-type="float">
            <text:p>53.0749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30432" calcext:value-type="float">
            <text:p>53.2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31989677419" calcext:value-type="float">
            <text:p>52.953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4832" calcext:value-type="float">
            <text:p>52.8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585425" calcext:value-type="float">
            <text:p>52.9358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7188965517" calcext:value-type="float">
            <text:p>53.07471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40198709677" calcext:value-type="float">
            <text:p>53.204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2296774194" calcext:value-type="float">
            <text:p>53.297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95832" calcext:value-type="float">
            <text:p>53.45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5236129032" calcext:value-type="float">
            <text:p>53.5965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212175" calcext:value-type="float">
            <text:p>53.5521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8069677419" calcext:value-type="float">
            <text:p>53.626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40995" calcext:value-type="float">
            <text:p>53.3740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00172903226" calcext:value-type="float">
            <text:p>53.3800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26935" calcext:value-type="float">
            <text:p>52.792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54376" calcext:value-type="float">
            <text:p>52.34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274125" calcext:value-type="float">
            <text:p>52.4127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4993103448" calcext:value-type="float">
            <text:p>52.5264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7215" calcext:value-type="float">
            <text:p>52.6357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9545806452" calcext:value-type="float">
            <text:p>52.7799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94454193548" calcext:value-type="float">
            <text:p>52.9094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1578" calcext:value-type="float">
            <text:p>53.011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5770322581" calcext:value-type="float">
            <text:p>53.0775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3860645161" calcext:value-type="float">
            <text:p>53.147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5455" calcext:value-type="float">
            <text:p>53.132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47027096774" calcext:value-type="float">
            <text:p>52.9647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7857" calcext:value-type="float">
            <text:p>52.957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34655483871" calcext:value-type="float">
            <text:p>52.603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019825" calcext:value-type="float">
            <text:p>52.6401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72072" calcext:value-type="float">
            <text:p>52.73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32075" calcext:value-type="float">
            <text:p>52.8583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19380645161" calcext:value-type="float">
            <text:p>52.991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05788387097" calcext:value-type="float">
            <text:p>53.0305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2568516129" calcext:value-type="float">
            <text:p>52.972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1677419355" calcext:value-type="float">
            <text:p>52.949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19425" calcext:value-type="float">
            <text:p>52.9891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0830967742" calcext:value-type="float">
            <text:p>53.0830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053775" calcext:value-type="float">
            <text:p>53.0705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0100645161" calcext:value-type="float">
            <text:p>53.1870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82129032258" calcext:value-type="float">
            <text:p>53.298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88860689655" calcext:value-type="float">
            <text:p>53.51888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594425" calcext:value-type="float">
            <text:p>53.6559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38975483871" calcext:value-type="float">
            <text:p>53.773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2625" calcext:value-type="float">
            <text:p>53.916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85878709677" calcext:value-type="float">
            <text:p>53.9385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120425" calcext:value-type="float">
            <text:p>53.8312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43125" calcext:value-type="float">
            <text:p>53.7424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7703483871" calcext:value-type="float">
            <text:p>53.5977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03425" calcext:value-type="float">
            <text:p>53.233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8479483871" calcext:value-type="float">
            <text:p>52.9484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5349677419" calcext:value-type="float">
            <text:p>52.9745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36689655172" calcext:value-type="float">
            <text:p>53.0036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826" calcext:value-type="float">
            <text:p>53.090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09256774194" calcext:value-type="float">
            <text:p>53.1509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6526451613" calcext:value-type="float">
            <text:p>53.1786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01755" calcext:value-type="float">
            <text:p>53.2201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43321290323" calcext:value-type="float">
            <text:p>53.2443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63912258065" calcext:value-type="float">
            <text:p>53.1763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51419354839" calcext:value-type="float">
            <text:p>53.185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06096" calcext:value-type="float">
            <text:p>53.34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0500645161" calcext:value-type="float">
            <text:p>53.1260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7056" calcext:value-type="float">
            <text:p>52.96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71029677419" calcext:value-type="float">
            <text:p>52.9471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98362857143" calcext:value-type="float">
            <text:p>53.0098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5690322581" calcext:value-type="float">
            <text:p>53.013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3109677419" calcext:value-type="float">
            <text:p>53.08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6508" calcext:value-type="float">
            <text:p>53.08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06307096774" calcext:value-type="float">
            <text:p>53.1506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8704" calcext:value-type="float">
            <text:p>53.24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03179354839" calcext:value-type="float">
            <text:p>53.450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06301935484" calcext:value-type="float">
            <text:p>53.4906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90352" calcext:value-type="float">
            <text:p>53.1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46904" calcext:value-type="float">
            <text:p>52.56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24185806452" calcext:value-type="float">
            <text:p>52.6824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0683862069" calcext:value-type="float">
            <text:p>52.82068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94338064516" calcext:value-type="float">
            <text:p>52.939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9335483871" calcext:value-type="float">
            <text:p>52.939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1780645161" calcext:value-type="float">
            <text:p>53.007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8336" calcext:value-type="float">
            <text:p>52.84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1117419355" calcext:value-type="float">
            <text:p>52.8821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0603870968" calcext:value-type="float">
            <text:p>52.8030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42152" calcext:value-type="float">
            <text:p>52.6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3095483871" calcext:value-type="float">
            <text:p>52.543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76296" calcext:value-type="float">
            <text:p>52.35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95618064516" calcext:value-type="float">
            <text:p>52.4395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27254285714" calcext:value-type="float">
            <text:p>52.6127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57267096774" calcext:value-type="float">
            <text:p>52.7757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9636129032" calcext:value-type="float">
            <text:p>52.9259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01936" calcext:value-type="float">
            <text:p>53.06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58707096774" calcext:value-type="float">
            <text:p>53.1658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22688" calcext:value-type="float">
            <text:p>53.05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33489032258" calcext:value-type="float">
            <text:p>53.243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6944" calcext:value-type="float">
            <text:p>52.97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59001290323" calcext:value-type="float">
            <text:p>52.8359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35552" calcext:value-type="float">
            <text:p>52.47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52356129032" calcext:value-type="float">
            <text:p>52.4352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84997142857" calcext:value-type="float">
            <text:p>52.54849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0547096774" calcext:value-type="float">
            <text:p>52.7330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85548387097" calcext:value-type="float">
            <text:p>52.838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10144" calcext:value-type="float">
            <text:p>52.87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14464516129" calcext:value-type="float">
            <text:p>52.991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742" calcext:value-type="float">
            <text:p>53.0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51421935484" calcext:value-type="float">
            <text:p>53.0151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94451612903" calcext:value-type="float">
            <text:p>53.079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2388" calcext:value-type="float">
            <text:p>53.1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5932" calcext:value-type="float">
            <text:p>52.79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71288" calcext:value-type="float">
            <text:p>52.56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67450322581" calcext:value-type="float">
            <text:p>52.5167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58871428572" calcext:value-type="float">
            <text:p>52.54588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80116129032" calcext:value-type="float">
            <text:p>52.548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1576" calcext:value-type="float">
            <text:p>52.64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4126451613" calcext:value-type="float">
            <text:p>52.7824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25416" calcext:value-type="float">
            <text:p>52.5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6023225806" calcext:value-type="float">
            <text:p>52.4196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1117419355" calcext:value-type="float">
            <text:p>52.5011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55208" calcext:value-type="float">
            <text:p>52.65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79310967742" calcext:value-type="float">
            <text:p>52.2479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5096" calcext:value-type="float">
            <text:p>51.65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13094193548" calcext:value-type="float">
            <text:p>51.8213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3313103448" calcext:value-type="float">
            <text:p>51.94433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7566451613" calcext:value-type="float">
            <text:p>52.105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97357419355" calcext:value-type="float">
            <text:p>52.1597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23848" calcext:value-type="float">
            <text:p>52.2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35470967742" calcext:value-type="float">
            <text:p>52.223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8272" calcext:value-type="float">
            <text:p>52.2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62018064516" calcext:value-type="float">
            <text:p>52.2262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25698064516" calcext:value-type="float">
            <text:p>52.1225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96168" calcext:value-type="float">
            <text:p>51.89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10665806452" calcext:value-type="float">
            <text:p>51.7710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5984" calcext:value-type="float">
            <text:p>51.82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67112258065" calcext:value-type="float">
            <text:p>51.9267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6594285714" calcext:value-type="float">
            <text:p>52.0846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29687741936" calcext:value-type="float">
            <text:p>52.1929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69940645161" calcext:value-type="float">
            <text:p>52.296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9783225807" calcext:value-type="float">
            <text:p>52.3799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82141935484" calcext:value-type="float">
            <text:p>52.448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31896" calcext:value-type="float">
            <text:p>52.3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5543225806" calcext:value-type="float">
            <text:p>52.4165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6276129032" calcext:value-type="float">
            <text:p>52.5236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5472" calcext:value-type="float">
            <text:p>52.6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6012903226" calcext:value-type="float">
            <text:p>52.337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71168" calcext:value-type="float">
            <text:p>52.21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47731612903" calcext:value-type="float">
            <text:p>52.2747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42342857143" calcext:value-type="float">
            <text:p>52.384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49058064516" calcext:value-type="float">
            <text:p>52.524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7292903226" calcext:value-type="float">
            <text:p>52.5997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76136" calcext:value-type="float">
            <text:p>52.7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6970322581" calcext:value-type="float">
            <text:p>52.8946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8544" calcext:value-type="float">
            <text:p>52.73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6172903226" calcext:value-type="float">
            <text:p>52.846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5316129032" calcext:value-type="float">
            <text:p>52.89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4936" calcext:value-type="float">
            <text:p>52.66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08054193548" calcext:value-type="float">
            <text:p>52.3608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70968" calcext:value-type="float">
            <text:p>52.05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7429677419" calcext:value-type="float">
            <text:p>51.971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15965714286" calcext:value-type="float">
            <text:p>52.0715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61326451613" calcext:value-type="float">
            <text:p>52.0661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0990967742" calcext:value-type="float">
            <text:p>52.0680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6444" calcext:value-type="float">
            <text:p>52.0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08810322581" calcext:value-type="float">
            <text:p>52.080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87504" calcext:value-type="float">
            <text:p>52.02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42588387097" calcext:value-type="float">
            <text:p>51.9942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16921290323" calcext:value-type="float">
            <text:p>51.171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1152" calcext:value-type="float">
            <text:p>51.62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8206" calcext:value-type="float">
            <text:p>51.178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63264" calcext:value-type="float">
            <text:p>51.17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22232258065" calcext:value-type="float">
            <text:p>51.832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8237241379" calcext:value-type="float">
            <text:p>52.13982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3736774194" calcext:value-type="float">
            <text:p>52.1633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0797419355" calcext:value-type="float">
            <text:p>52.2450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19390967742" calcext:value-type="float">
            <text:p>52.3119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9089032258" calcext:value-type="float">
            <text:p>52.3899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6456" calcext:value-type="float">
            <text:p>52.35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5873548387" calcext:value-type="float">
            <text:p>52.373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91628387097" calcext:value-type="float">
            <text:p>52.3691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47264" calcext:value-type="float">
            <text:p>52.3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9659354839" calcext:value-type="float">
            <text:p>52.1579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02562580645" calcext:value-type="float">
            <text:p>52.1702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23737142857" calcext:value-type="float">
            <text:p>52.3023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6446451613" calcext:value-type="float">
            <text:p>52.3526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79251612903" calcext:value-type="float">
            <text:p>52.347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6512" calcext:value-type="float">
            <text:p>52.3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20663225807" calcext:value-type="float">
            <text:p>52.3220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85976" calcext:value-type="float">
            <text:p>52.2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74975483871" calcext:value-type="float">
            <text:p>52.097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7983483871" calcext:value-type="float">
            <text:p>52.0279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2024" calcext:value-type="float">
            <text:p>51.9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96784516129" calcext:value-type="float">
            <text:p>51.799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53624" calcext:value-type="float">
            <text:p>51.84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52712258065" calcext:value-type="float">
            <text:p>51.835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8368571429" calcext:value-type="float">
            <text:p>51.92583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2183225807" calcext:value-type="float">
            <text:p>52.0142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07654193548" calcext:value-type="float">
            <text:p>52.0407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3744" calcext:value-type="float">
            <text:p>52.06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53055483871" calcext:value-type="float">
            <text:p>52.085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8664" calcext:value-type="float">
            <text:p>52.0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0100645161" calcext:value-type="float">
            <text:p>52.0440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14247741936" calcext:value-type="float">
            <text:p>52.0314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83392" calcext:value-type="float">
            <text:p>51.88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2263225807" calcext:value-type="float">
            <text:p>51.6972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8206451613" calcext:value-type="float">
            <text:p>51.474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81817142857" calcext:value-type="float">
            <text:p>51.5281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20846451613" calcext:value-type="float">
            <text:p>51.682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33396129032" calcext:value-type="float">
            <text:p>51.743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40976" calcext:value-type="float">
            <text:p>51.78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9566451613" calcext:value-type="float">
            <text:p>51.8009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9624" calcext:value-type="float">
            <text:p>51.81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56067096774" calcext:value-type="float">
            <text:p>51.8156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36186666667" calcext:value-type="float">
            <text:p>51.6436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954" calcext:value-type="float">
            <text:p>51.447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59702857143" calcext:value-type="float">
            <text:p>51.7959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548" calcext:value-type="float">
            <text:p>51.7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0753548387" calcext:value-type="float">
            <text:p>51.706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2926896552" calcext:value-type="float">
            <text:p>51.72729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827975" calcext:value-type="float">
            <text:p>51.7682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8149677419" calcext:value-type="float">
            <text:p>51.7858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6752" calcext:value-type="float">
            <text:p>51.7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95339354839" calcext:value-type="float">
            <text:p>51.7495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15417142857" calcext:value-type="float">
            <text:p>51.74154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9966451613" calcext:value-type="float">
            <text:p>51.7399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56704516129" calcext:value-type="float">
            <text:p>51.735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758" calcext:value-type="float">
            <text:p>51.75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1643870968" calcext:value-type="float">
            <text:p>51.730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5848" calcext:value-type="float">
            <text:p>51.77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1197419355" calcext:value-type="float">
            <text:p>51.803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9268571429" calcext:value-type="float">
            <text:p>51.8839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0378181818" calcext:value-type="float">
            <text:p>51.98003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2336" calcext:value-type="float">
            <text:p>51.9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6429090909" calcext:value-type="float">
            <text:p>51.93764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86660645161" calcext:value-type="float">
            <text:p>51.9586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2056774194" calcext:value-type="float">
            <text:p>51.9622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0958" calcext:value-type="float">
            <text:p>51.860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73657142857" calcext:value-type="float">
            <text:p>51.857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5304" calcext:value-type="float">
            <text:p>51.8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66188387097" calcext:value-type="float">
            <text:p>51.8266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26007272727" calcext:value-type="float">
            <text:p>51.84260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99782857143" calcext:value-type="float">
            <text:p>51.8599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562525" calcext:value-type="float">
            <text:p>51.8656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7176" calcext:value-type="float">
            <text:p>51.8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96900645161" calcext:value-type="float">
            <text:p>51.7696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09432" calcext:value-type="float">
            <text:p>51.6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11246451613" calcext:value-type="float">
            <text:p>51.6211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84121290323" calcext:value-type="float">
            <text:p>51.5984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95488" calcext:value-type="float">
            <text:p>51.6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3559483871" calcext:value-type="float">
            <text:p>51.6835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29928" calcext:value-type="float">
            <text:p>51.7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94347826087" calcext:value-type="float">
            <text:p>51.79943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0778181818" calcext:value-type="float">
            <text:p>51.91907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55891612903" calcext:value-type="float">
            <text:p>51.9455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3348" calcext:value-type="float">
            <text:p>51.9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20379354839" calcext:value-type="float">
            <text:p>51.972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1104" calcext:value-type="float">
            <text:p>51.86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62025806452" calcext:value-type="float">
            <text:p>51.716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08758709678" calcext:value-type="float">
            <text:p>51.67087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15224" calcext:value-type="float">
            <text:p>51.60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47107096774" calcext:value-type="float">
            <text:p>51.504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4568" calcext:value-type="float">
            <text:p>51.5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0420645161" calcext:value-type="float">
            <text:p>51.5380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1442758621" calcext:value-type="float">
            <text:p>51.61714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30678709678" calcext:value-type="float">
            <text:p>51.68306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70585806452" calcext:value-type="float">
            <text:p>51.7070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69096" calcext:value-type="float">
            <text:p>51.6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9065806452" calcext:value-type="float">
            <text:p>51.633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17688" calcext:value-type="float">
            <text:p>51.59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73305806452" calcext:value-type="float">
            <text:p>51.5973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7932903226" calcext:value-type="float">
            <text:p>51.5877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2752" calcext:value-type="float">
            <text:p>51.6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14371612903" calcext:value-type="float">
            <text:p>51.4914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79616" calcext:value-type="float">
            <text:p>51.45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5829677419" calcext:value-type="float">
            <text:p>51.4535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63162857143" calcext:value-type="float">
            <text:p>51.5163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71398709677" calcext:value-type="float">
            <text:p>51.4971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80247741936" calcext:value-type="float">
            <text:p>51.4980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9824" calcext:value-type="float">
            <text:p>51.47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86147096774" calcext:value-type="float">
            <text:p>51.498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0456" calcext:value-type="float">
            <text:p>51.49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0456774194" calcext:value-type="float">
            <text:p>51.4440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01184516129" calcext:value-type="float">
            <text:p>51.510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67728" calcext:value-type="float">
            <text:p>51.4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68621935484" calcext:value-type="float">
            <text:p>51.5368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8784" calcext:value-type="float">
            <text:p>51.40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5610322581" calcext:value-type="float">
            <text:p>51.4255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06211428571" calcext:value-type="float">
            <text:p>51.5606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34438709677" calcext:value-type="float">
            <text:p>51.643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0937931034" calcext:value-type="float">
            <text:p>51.5810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81865806452" calcext:value-type="float">
            <text:p>51.5881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7816" calcext:value-type="float">
            <text:p>51.54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79496774193" calcext:value-type="float">
            <text:p>51.4379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74816" calcext:value-type="float">
            <text:p>51.42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09630967742" calcext:value-type="float">
            <text:p>51.3609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6533333333" calcext:value-type="float">
            <text:p>51.370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3824" calcext:value-type="float">
            <text:p>51.4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84529032258" calcext:value-type="float">
            <text:p>51.408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1152" calcext:value-type="float">
            <text:p>51.3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67003870968" calcext:value-type="float">
            <text:p>51.446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5968" calcext:value-type="float">
            <text:p>51.35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21778064516" calcext:value-type="float">
            <text:p>51.272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10106666667" calcext:value-type="float">
            <text:p>51.3510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67328" calcext:value-type="float">
            <text:p>51.1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56830967742" calcext:value-type="float">
            <text:p>51.0256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38984" calcext:value-type="float">
            <text:p>51.0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31558709677" calcext:value-type="float">
            <text:p>50.8631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69169655172" calcext:value-type="float">
            <text:p>50.7969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89512258065" calcext:value-type="float">
            <text:p>50.7989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57073846154" calcext:value-type="float">
            <text:p>50.70570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522" calcext:value-type="float">
            <text:p>50.65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90656551724" calcext:value-type="float">
            <text:p>50.69906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36249411765" calcext:value-type="float">
            <text:p>50.473624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57243870968" calcext:value-type="float">
            <text:p>50.4957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38043870968" calcext:value-type="float">
            <text:p>50.3738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9224" calcext:value-type="float">
            <text:p>50.35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16820645161" calcext:value-type="float">
            <text:p>50.1816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08016" calcext:value-type="float">
            <text:p>50.05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8204137931" calcext:value-type="float">
            <text:p>50.06382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41902222222" calcext:value-type="float">
            <text:p>50.06419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1167483871" calcext:value-type="float">
            <text:p>50.0711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80962580645" calcext:value-type="float">
            <text:p>50.1280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59552" calcext:value-type="float">
            <text:p>50.08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26655483871" calcext:value-type="float">
            <text:p>50.012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88992" calcext:value-type="float">
            <text:p>50.0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39553548387" calcext:value-type="float">
            <text:p>49.9839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9247483871" calcext:value-type="float">
            <text:p>49.9492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42503529412" calcext:value-type="float">
            <text:p>49.964250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06184" calcext:value-type="float">
            <text:p>50.21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8021052632" calcext:value-type="float">
            <text:p>49.91180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7388" calcext:value-type="float">
            <text:p>49.9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92415483871" calcext:value-type="float">
            <text:p>50.049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94438709677" calcext:value-type="float">
            <text:p>50.119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1624" calcext:value-type="float">
            <text:p>50.11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9536516129" calcext:value-type="float">
            <text:p>50.0495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79744" calcext:value-type="float">
            <text:p>50.13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36255483871" calcext:value-type="float">
            <text:p>50.073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67545806452" calcext:value-type="float">
            <text:p>50.0367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47211428571" calcext:value-type="float">
            <text:p>50.0747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7852" calcext:value-type="float">
            <text:p>50.24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3083260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3176" calcext:value-type="float">
            <text:p>50.3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914" meta:object-count="0"/>
    <meta:user-defined meta:name="AppVersion">3.0</meta:user-defined>
  </office:meta>
</office:document-meta>
</file>